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Table_20_Contents">
      <style:text-properties officeooo:rsid="007da833" officeooo:paragraph-rsid="007da833"/>
    </style:style>
    <style:style style:name="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4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5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rsid="0080956e" officeooo:paragraph-rsid="0080956e" style:font-size-asian="8pt" style:font-style-asian="normal" style:font-name-complex="Lucida Sans" style:font-size-complex="8pt" style:font-style-complex="normal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fo:letter-spacing="-0.007cm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3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<text:text-input text:description="&lt;line.product_id.display_name&gt;">123456789012345678901234567890123045</text:text-input><text:span text:style-name="T65"><text:text-input text:description="&lt;if test=&quot;print_serial_number and line.lot_id&quot;&gt;">if</text:text-input></text:span><text:span text:style-name="T65"> 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7da833" officeooo:paragraph-rsid="007da833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rsid="0080956e" officeooo:paragraph-rsid="0080956e" style:font-size-asian="8pt" style:font-style-asian="normal" style:font-name-complex="Lucida Sans" style:font-size-complex="8pt" style:font-style-complex="normal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2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3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0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  <text:p text:style-name="MP21"/>
              <text:p text:style-name="MP22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3"><text:s/></text:p>
              <text:p text:style-name="MP24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5"/>
              <text:p text:style-name="MP26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7"/>
              <text:p text:style-name="MP28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9"/>
              <text:p text:style-name="MP28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30"/>
              <text:p text:style-name="MP31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 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3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4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4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5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6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6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7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8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9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40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41"/>
            </table:table-cell>
            <table:table-cell table:style-name="Tabla2.C1" office:value-type="string">
              <text:p text:style-name="MP42">Cantidad</text:p>
            </table:table-cell>
          </table:table-row>
        </table:table>
        <text:p text:style-name="MP43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4"/>
            </table:table-cell>
            <table:table-cell table:style-name="Tabla6.A1" office:value-type="string">
              <text:p text:style-name="MP45"/>
            </table:table-cell>
            <table:table-cell table:style-name="Tabla6.A1" office:value-type="string">
              <text:p text:style-name="MP45"/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6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7"><text:span text:style-name="MT58">Recibí Conforme</text:span>:</text:p>
              <text:p text:style-name="MP48"><text:span text:style-name="MT58">Fecha</text:span>: <text:s/><text:span text:style-name="MT60"><text:s text:c="5"/>/ <text:s text:c="5"/>/ <text:s text:c="5"/></text:span></text:p>
              <text:p text:style-name="MP48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9"><text:s text:c="30"/></text:p>
              <text:p text:style-name="MP50">DNI</text:p>
            </table:table-cell>
            <table:table-cell table:style-name="Tabla6.B3" office:value-type="string">
              <text:p text:style-name="MP49"><text:s text:c="32"/></text:p>
              <text:p text:style-name="MP50">FIRMA</text:p>
            </table:table-cell>
            <table:table-cell table:style-name="Tabla6.B3" office:value-type="string">
              <text:p text:style-name="MP51"><text:s text:c="32"/></text:p>
              <text:p text:style-name="MP49"><text:s text:c="32"/></text:p>
              <text:p text:style-name="MP52">ACLARACIÓN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1-19T19:27:59.793003832</dc:date>
    <meta:editing-duration>P2DT17H31M54S</meta:editing-duration>
    <meta:editing-cycles>376</meta:editing-cycles>
    <meta:generator>LibreOffice/5.1.6.2$Linux_X86_64 LibreOffice_project/10m0$Build-2</meta:generator>
    <meta:document-statistic meta:table-count="6" meta:image-count="0" meta:object-count="0" meta:page-count="1" meta:paragraph-count="54" meta:word-count="266" meta:character-count="1698" meta:non-whitespace-character-count="1462"/>
  </office:meta>
</office:document-meta>
</file>